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ZS Associates Challeng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ditya Ashteka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913cm" svg:x="1.4cm" svg:y="0.486cm" presentation:class="title" presentation:user-transformed="true">
          <draw:text-box>
            <text:p>Understanding the problem stat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nderstood the problem statement thoroughly.</text:p>
              </text:list-item>
              <text:list-item>
                <text:p>As this was a Sales Prediction problem, I <text:s/>understood <text:s/>we were supposed to build a <text:s/>Regression model.</text:p>
              </text:list-item>
              <text:list-item>
                <text:p>It was also understood that as this is a sales prediction problem , there was a factor of time involved in i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913cm" svg:x="1.4cm" svg:y="0.486cm" presentation:class="title" presentation:user-transformed="true">
          <draw:text-box>
            <text:p>Things I understood from the datasheets provided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data <text:s/>in YDS_train2018.csv was sampled at a week frequency, but the YDS_test2018.csv was sampled at monthly frequency.</text:p>
              </text:list-item>
              <text:list-item>
                <text:p>Thus, we had to aggregate training data monthwise.</text:p>
              </text:list-item>
              <text:list-item>
                <text:p>I could’nt think of how to use <text:s/>merchant id, hence dropped <text:s/>that column.</text:p>
              </text:list-item>
              <text:list-item>
                <text:p>There was a promotional sheet which provided <text:s/>expenses for each country X month.</text:p>
              </text:list-item>
              <text:list-item>
                <text:p>Holidays sheet was provided. Initially, the holiday detail section was undecipherable. But, eventuallly, googletrans API came to the rescu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I used the data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irst, I aggregated the training data month wise.</text:p>
              </text:list-item>
              <text:list-item>
                <text:p>There was no Date column in some sheets. So, had to create a seperate Day variable so, pd.to_datetime() can be used to create datetime column.</text:p>
              </text:list-item>
              <text:list-item>
                <text:p>In holiday sheet, another column called Fest_count which was initialised at 1. It denotes the number of festivals on a date. It will be later on used <text:s/>for aggregation of Festival counts for that month. After aggregation, fest_count will denote the <text:s/>number of festivals in that mont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liday Translation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 seperate notebook was created for translating the holidays into English.</text:p>
              </text:list-item>
              <text:list-item>
                <text:p>Google Trans API was used <text:s/>in order to convert it. </text:p>
              </text:list-item>
              <text:list-item>
                <text:p>A bit of text cleaning was also performed in the notebook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913cm" svg:x="1.4cm" svg:y="0.486cm" presentation:class="title" presentation:user-transformed="true">
          <draw:text-box>
            <text:p>Feature Extraction from translated holiday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mo expenses, holiday , train were merged together to form a training dataset.</text:p>
              </text:list-item>
              <text:list-item>
                <text:p>Feature Extraction from translated <text:s/>holidays was done by TfIdfvectorizer from Sklearn.</text:p>
              </text:list-item>
              <text:list-item>
                <text:p>Stop words were handled by vectorizer.</text:p>
              </text:list-item>
              <text:list-item>
                <text:p>Some highly correlated extracted features were removed later on.</text:p>
              </text:list-item>
              <text:list-item>
                <text:p text:style-name="P3"><text:span text:style-name="T1">Note:</text:span>A few temporary variables have been used throughout model building in order to avoid data inconsistenc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ne graph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ine graphs for Sales and promotional Expenses were made for each country with Products as legends.</text:p>
              </text:list-item>
              <text:list-item>
                <text:p>Found a similarity between the two graphs which denoted both were related to each other. i.e there is a causality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mputing missing valu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any missing values were there after merging all these datasets.</text:p>
              </text:list-item>
              <text:list-item>
                <text:p>KNN was used for predicting missing values.</text:p>
              </text:list-item>
              <text:list-item>
                <text:p>Appropriate parameters were used in order to achieve the sam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Preprocess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obustScaler has been used for scaling.</text:p>
              </text:list-item>
              <text:list-item>
                <text:p>Imputing done by KNN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 Build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valuated various models on the dataset using cross validation</text:p>
              </text:list-item>
              <text:list-item>
                <text:p>RandomForest performed best. <text:s/>Gave an SMAPE(function defined in Notebook) of 16 on an average.</text:p>
              </text:list-item>
              <text:list-item>
                <text:p>Performed HyperParameter tuning and chose the best <text:s/>parameters(that were shown on an average every time model ran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ank yo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ank you for the opportunity.</text:p>
              </text:list-item>
              <text:list-item>
                <text:p>Was a great learning curve for me.</text:p>
              </text:list-item>
              <text:list-item>
                <text:p text:style-name="P3">A few temporary variables have been used throughout model building in order to avoid data inconsistenc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21:21:42.950641045</meta:creation-date>
    <dc:date>2018-07-23T21:49:47.264132820</dc:date>
    <meta:editing-duration>PT5M42S</meta:editing-duration>
    <meta:editing-cycles>1</meta:editing-cycles>
    <meta:document-statistic meta:object-count="65"/>
    <meta:generator>LibreOffice/6.0.3.2$Linux_X86_64 LibreOffice_project/00m0$Build-2</meta:generator>
  </office:meta>
</office:document-meta>
</file>